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getInputStream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Zip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ZipSource( Source archive ,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Zip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Source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ZipSource.exis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ZipSource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